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3000000B08D1AF7C856008427.png" manifest:media-type="image/png"/>
  <manifest:file-entry manifest:full-path="Pictures/100032470000166F000010C9D09A649F53761F15.svg" manifest:media-type="image/svg+xml"/>
  <manifest:file-entry manifest:full-path="Pictures/10000201000000D9000000A2EA352B037550B5C0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0201000000D9000000A27DF6ECC3EBF3A815.png" manifest:media-type="image/png"/>
  <manifest:file-entry manifest:full-path="Pictures/10000201000000D9000000A2AB24FFDB22675650.png" manifest:media-type="image/png"/>
  <manifest:file-entry manifest:full-path="Pictures/10001A900000166F000010C9668920C3477D909C.svg" manifest:media-type="image/svg+xml"/>
  <manifest:file-entry manifest:full-path="Pictures/10000EAE00000F2E0000122B73789F91D293EDC1.svg" manifest:media-type="image/svg+xml"/>
  <manifest:file-entry manifest:full-path="Pictures/10000201000000D9000000A23C03002CF8F299C9.png" manifest:media-type="image/png"/>
  <manifest:file-entry manifest:full-path="Pictures/100040760000166F000010C9120BF5CB35BD9A33.svg" manifest:media-type="image/svg+xml"/>
  <manifest:file-entry manifest:full-path="Pictures/10000201000000D9000000A270889465649EA2DA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56DEAAB8EE44081E.png" manifest:media-type="image/png"/>
  <manifest:file-entry manifest:full-path="Pictures/100011FD0000166F000010C90F1DBCEA64DAEF5D.svg" manifest:media-type="image/svg+xml"/>
  <manifest:file-entry manifest:full-path="Pictures/10000201000000D9000000A2028BCADA36222897.png" manifest:media-type="image/png"/>
  <manifest:file-entry manifest:full-path="Pictures/10001A2B0000166F000010C938EC8AA8068E758A.svg" manifest:media-type="image/svg+xml"/>
  <manifest:file-entry manifest:full-path="Pictures/10000201000000D9000000A2A8D4455B98787CBD.png" manifest:media-type="image/png"/>
  <manifest:file-entry manifest:full-path="Pictures/10000201000000D9000000A235828850AEB2D93B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6E47343ACBB0E930.png" manifest:media-type="image/png"/>
  <manifest:file-entry manifest:full-path="Pictures/10000201000000D9000000A26C7E3D3531832CC4.png" manifest:media-type="image/png"/>
  <manifest:file-entry manifest:full-path="Pictures/100022590000166F000010C9D7DC7387389C4F6C.svg" manifest:media-type="image/svg+xml"/>
  <manifest:file-entry manifest:full-path="Pictures/100024F90000166F000010C92517E4A2BB0B5F34.svg" manifest:media-type="image/svg+xml"/>
  <manifest:file-entry manifest:full-path="Pictures/10000201000000D9000000A2076593187B4BE638.png" manifest:media-type="image/png"/>
  <manifest:file-entry manifest:full-path="Pictures/10000201000000D9000000A2A5CFBFC2E9D27033.png" manifest:media-type="image/png"/>
  <manifest:file-entry manifest:full-path="Pictures/10000201000000D9000000A21B0C8E32C3CFC812.png" manifest:media-type="image/png"/>
  <manifest:file-entry manifest:full-path="Pictures/10000201000000D9000000A2A7F5F49A3512247F.png" manifest:media-type="image/png"/>
  <manifest:file-entry manifest:full-path="Pictures/10001CFE0000166F000010C98B65053C0A16CE1B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362A6019F743AAC6.png" manifest:media-type="image/png"/>
  <manifest:file-entry manifest:full-path="Pictures/100031A90000166F000010C952F597F64DE748DA.svg" manifest:media-type="image/svg+xml"/>
  <manifest:file-entry manifest:full-path="Pictures/100019110000166F000010C963270DDB671496A2.svg" manifest:media-type="image/svg+xml"/>
  <manifest:file-entry manifest:full-path="Pictures/10001F8B0000166F000010C92AFB0065B8A12897.svg" manifest:media-type="image/svg+xml"/>
  <manifest:file-entry manifest:full-path="Pictures/10000201000000D9000000A27A02C0A4F3ABEC30.png" manifest:media-type="image/png"/>
  <manifest:file-entry manifest:full-path="Pictures/10000201000000D9000000A21F84FCAE17567FB4.png" manifest:media-type="image/png"/>
  <manifest:file-entry manifest:full-path="Pictures/10000201000000D9000000A23594C7CB234E240D.png" manifest:media-type="image/png"/>
  <manifest:file-entry manifest:full-path="Pictures/10000201000000D9000000A2CD6CEDDA31FEE49C.png" manifest:media-type="image/png"/>
  <manifest:file-entry manifest:full-path="Pictures/10001D970000166F000010C9E81C85F9135BCB18.svg" manifest:media-type="image/svg+xml"/>
  <manifest:file-entry manifest:full-path="Pictures/100023220000166F000010C98BDD6AE25A63C9EA.svg" manifest:media-type="image/svg+xml"/>
  <manifest:file-entry manifest:full-path="Pictures/10000201000000D9000000A250E0F94D9806093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9" manifest:media-type=""/>
  <manifest:file-entry manifest:full-path="ObjectReplacements/Object 15" manifest:media-type="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35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3" manifest:media-type=""/>
  <manifest:file-entry manifest:full-path="ObjectReplacements/Object 34" manifest:media-type="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7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7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9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none"/>
    </style:style>
    <style:style style:name="P10" style:family="paragraph">
      <loext:graphic-properties draw:fill="none" draw:fill-color="#ffffff"/>
      <style:text-properties fo:font-size="26pt" style:text-underline-style="none" style:font-size-asian="26pt" style:font-size-complex="26pt"/>
    </style:style>
    <style:style style:name="P11" style:family="paragraph">
      <loext:graphic-properties draw:fill="none" draw:fill-color="#ffffff"/>
      <style:text-properties fo:font-size="26pt" fo:font-style="normal" style:text-underline-style="none" style:font-size-asian="26pt" style:font-size-complex="26pt"/>
    </style:style>
    <style:style style:name="P12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text-underline-style="none" style:font-size-asian="26pt" style:font-size-complex="26pt"/>
    </style:style>
    <style:style style:name="T7" style:family="text">
      <style:text-properties fo:font-size="26pt" fo:font-style="normal" style:text-underline-style="none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B0C8E32C3CFC812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A5CFBFC2E9D2703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6C7E3D3531832CC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7F5F49A3512247F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A8D4455B98787CBD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362A6019F743AAC6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6E47343ACBB0E930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076593187B4BE638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1F84FCAE17567FB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3594C7CB234E240D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50E0F94D98060936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028BCADA362228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6DEAAB8EE44081E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70889465649EA2D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3C03002CF8F299C9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A02C0A4F3ABEC30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g>
            <draw:frame draw:style-name="gr3" draw:text-style-name="P3" draw:layer="layout" svg:width="4.63cm" svg:height="3.464cm" svg:x="20.27cm" svg:y="2.803cm">
              <draw:image xlink:href="Pictures/100026D80000166F000010C98A4A87423F9945D3.svg" xlink:type="simple" xlink:show="embed" xlink:actuate="onLoad">
                <text:p/>
              </draw:image>
              <draw:image xlink:href="Pictures/10000201000000D9000000A27A02C0A4F3ABEC30.png" xlink:type="simple" xlink:show="embed" xlink:actuate="onLoad"/>
            </draw:frame>
            <draw:frame draw:style-name="gr2" draw:text-style-name="P3" draw:layer="layout" svg:width="0.934cm" svg:height="0.862cm" svg:x="22.107cm" svg:y="3.571cm">
              <lo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draw:g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5828850AEB2D93B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AB24FFDB22675650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7DF6ECC3EBF3A815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EA352B037550B5C0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CD6CEDDA31FEE49C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8D1AF7C856008427.png" xlink:type="simple" xlink:show="embed" xlink:actuate="onLoad"/>
          </draw:frame>
        </draw:g>
        <draw:g>
          <draw:g xml:id="id1" draw:id="id1">
            <draw:glue-point draw:id="4" svg:x="0.062cm" svg:y="-0.6cm" draw:escape-direction="up"/>
            <draw:glue-point draw:id="5" svg:x="2.531cm" svg:y="-3.166cm" draw:escape-direction="up"/>
            <draw:frame draw:style-name="gr3" draw:text-style-name="P3" draw:layer="layout" svg:width="4.63cm" svg:height="3.464cm" svg:x="11.626cm" svg:y="14.351cm">
              <draw:image xlink:href="Pictures/100040760000166F000010C9120BF5CB35BD9A33.svg" xlink:type="simple" xlink:show="embed" xlink:actuate="onLoad">
                <text:p/>
              </draw:image>
              <draw:image xlink:href="Pictures/10000201000000D9000000A23C03002CF8F299C9.png" xlink:type="simple" xlink:show="embed" xlink:actuate="onLoad"/>
            </draw:frame>
            <draw:frame draw:style-name="gr2" draw:text-style-name="P3" draw:layer="layout" svg:width="0.883cm" svg:height="0.837cm" svg:x="13.525cm" svg:y="16.138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2" draw:text-style-name="P3" draw:layer="layout" svg:width="0.947cm" svg:height="0.66cm" svg:x="14.726cm" svg:y="15.239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frame draw:style-name="gr2" draw:text-style-name="P3" xml:id="id2" draw:id="id2" draw:layer="layout" svg:width="1.127cm" svg:height="1.417cm" svg:x="13.361cm" svg:y="18.268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onnector draw:style-name="gr1" draw:text-style-name="P2" draw:layer="layout" draw:type="line" svg:x1="13.941cm" svg:y1="17.815cm" svg:x2="13.924cm" svg:y2="18.268cm" draw:start-shape="id1" draw:start-glue-point="2" draw:end-shape="id2" draw:end-glue-point="0" svg:d="M13941 17815l-17 453" svg:viewBox="0 0 18 454">
            <text:p text:style-name="P1"><text:span text:style-name="T1">~ <text:s text:c="5"/></text:span></text:p>
          </draw:connector>
          <draw:connector draw:style-name="gr1" draw:text-style-name="P2" draw:layer="layout" draw:type="line" svg:x1="13.961cm" svg:y1="12.388cm" svg:x2="13.969cm" svg:y2="15.876cm" draw:start-shape="id3" draw:end-shape="id1" draw:end-glue-point="4" svg:d="M13961 12388l8 3488" svg:viewBox="0 0 9 3489">
  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  </draw:connector>
          <draw:connector draw:style-name="gr1" draw:text-style-name="P2" draw:layer="layout" draw:type="line" svg:x1="23.085cm" svg:y1="6.223cm" svg:x2="15.632cm" svg:y2="15.024cm" svg:d="M23085 6223l-7453 8801" svg:viewBox="0 0 7454 8802">
            <text:p text:style-name="P1"><text:span text:style-name="T1">~ <text:s text:c="3"/></text:span></text:p>
          </draw:connector>
          <draw:frame draw:style-name="gr2" draw:text-style-name="P3" draw:layer="layout" svg:width="1.999cm" svg:height="0.999cm" svg:x="11.246cm" svg:y="7.54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g xml:id="id4" draw:id="id4">
            <draw:glue-point draw:id="4" svg:x="0.062cm" svg:y="-0.6cm" draw:escape-direction="up"/>
            <draw:glue-point draw:id="5" svg:x="2.531cm" svg:y="-3.166cm" draw:escape-direction="up"/>
            <draw:frame draw:style-name="gr3" draw:text-style-name="P3" draw:layer="layout" svg:width="4.63cm" svg:height="3.464cm" svg:x="7.854cm" svg:y="2.794cm">
              <draw:image xlink:href="Pictures/100040760000166F000010C9120BF5CB35BD9A33.svg" xlink:type="simple" xlink:show="embed" xlink:actuate="onLoad">
                <text:p/>
              </draw:image>
              <draw:image xlink:href="Pictures/10000201000000D9000000A23C03002CF8F299C9.png" xlink:type="simple" xlink:show="embed" xlink:actuate="onLoad"/>
            </draw:frame>
            <draw:frame draw:style-name="gr2" draw:text-style-name="P3" draw:layer="layout" svg:width="1.337cm" svg:height="0.836cm" svg:x="9.653cm" svg:y="4.581cm">
              <loext:p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  <draw:frame draw:style-name="gr2" draw:text-style-name="P3" draw:layer="layout" svg:width="1.401cm" svg:height="0.857cm" svg:x="10.954cm" svg:y="3.682cm">
              <loext:p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draw:g>
          <draw:frame draw:style-name="gr2" draw:text-style-name="P3" xml:id="id3" draw:id="id3" draw:layer="layout" svg:width="4.809cm" svg:height="2.736cm" svg:x="11.557cm" svg:y="9.65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g xml:id="id5" draw:id="id5">
            <draw:glue-point draw:id="4" svg:x="0.062cm" svg:y="-0.6cm" draw:escape-direction="up"/>
            <draw:glue-point draw:id="5" svg:x="2.531cm" svg:y="-3.166cm" draw:escape-direction="up"/>
            <draw:frame draw:style-name="gr3" draw:text-style-name="P3" draw:layer="layout" svg:width="4.63cm" svg:height="3.464cm" svg:x="13.589cm" svg:y="2.794cm">
              <draw:image xlink:href="Pictures/100040760000166F000010C9120BF5CB35BD9A33.svg" xlink:type="simple" xlink:show="embed" xlink:actuate="onLoad">
                <text:p/>
              </draw:image>
              <draw:image xlink:href="Pictures/10000201000000D9000000A23C03002CF8F299C9.png" xlink:type="simple" xlink:show="embed" xlink:actuate="onLoad"/>
            </draw:frame>
            <draw:frame draw:style-name="gr2" draw:text-style-name="P3" draw:layer="layout" svg:width="1.606cm" svg:height="0.966cm" svg:x="15.388cm" svg:y="4.581cm">
              <loext:p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  <draw:frame draw:style-name="gr2" draw:text-style-name="P3" draw:layer="layout" svg:width="1.67cm" svg:height="1.014cm" svg:x="16.689cm" svg:y="3.682cm">
              <lo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draw:g>
          <draw:connector draw:style-name="gr1" draw:text-style-name="P2" draw:layer="layout" draw:type="line" svg:x1="10.169cm" svg:y1="6.258cm" svg:x2="11.344cm" svg:y2="9.763cm" draw:start-shape="id4" draw:start-glue-point="2" svg:d="M10169 6258l1175 3505" svg:viewBox="0 0 1176 3506">
            <text:p text:style-name="P1"><text:span text:style-name="T1">~ <text:s text:c="3"/></text:span></text:p>
          </draw:connector>
          <draw:connector draw:style-name="gr1" draw:text-style-name="P2" draw:layer="layout" draw:type="line" svg:x1="15.974cm" svg:y1="6.258cm" svg:x2="15.024cm" svg:y2="9.215cm" draw:start-shape="id5" draw:start-glue-point="2" svg:d="M15974 6258l-950 2957" svg:viewBox="0 0 951 2958">
            <text:p text:style-name="P1"><text:span text:style-name="T1">~ <text:s text:c="3"/></text:span></text:p>
          </draw:connector>
          <draw:frame draw:style-name="gr14" draw:text-style-name="P10" draw:layer="layout" svg:width="6.281cm" svg:height="2.301cm" svg:x="1.047cm" svg:y="4.308cm">
            <draw:text-box>
              <text:p text:style-name="P9"><text:span text:style-name="T6">P</text:span><text:span text:style-name="T6">r</text:span><text:span text:style-name="T6">i</text:span><text:span text:style-name="T6">o</text:span><text:span text:style-name="T6">r</text:span><text:span text:style-name="T6">s</text:span><text:span text:style-name="T6">:</text:span><text:span text:style-name="T6"> </text:span><text:span text:style-name="T6"><text:line-break/></text:span><text:span text:style-name="T6">(</text:span><text:span text:style-name="T6">a</text:span><text:span text:style-name="T6">s</text:span><text:span text:style-name="T6">s</text:span><text:span text:style-name="T6">u</text:span><text:span text:style-name="T6">m</text:span><text:span text:style-name="T6">p</text:span><text:span text:style-name="T6">t</text:span><text:span text:style-name="T6">i</text:span><text:span text:style-name="T6">o</text:span><text:span text:style-name="T6">n</text:span><text:span text:style-name="T6">s</text:span><text:span text:style-name="T6">)</text:span></text:p>
            </draw:text-box>
          </draw:frame>
          <draw:frame draw:style-name="gr15" draw:text-style-name="P11" draw:layer="layout" svg:width="8.423cm" svg:height="2.301cm" svg:x="0.848cm" svg:y="9.891cm">
            <draw:text-box>
              <text:p text:style-name="P9"><text:span text:style-name="T7">M</text:span><text:span text:style-name="T7">o</text:span><text:span text:style-name="T7">d</text:span><text:span text:style-name="T7">e</text:span><text:span text:style-name="T7">l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i</text:span><text:span text:style-name="T7">s</text:span><text:span text:style-name="T7">t</text:span><text:span text:style-name="T7">i</text:span><text:span text:style-name="T7">c</text:span></text:p>
              <text:p text:style-name="P9"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:</text:span></text:p>
            </draw:text-box>
          </draw:frame>
          <draw:frame draw:style-name="gr16" draw:text-style-name="P12" draw:layer="layout" svg:width="4.9cm" svg:height="1.28cm" svg:x="1.016cm" svg:y="15.621cm">
            <draw:text-box>
              <text:p><text:span text:style-name="T6">L</text:span><text:span text:style-name="T6">i</text:span><text:span text:style-name="T6">k</text:span><text:span text:style-name="T6">e</text:span><text:span text:style-name="T6">l</text:span><text:span text:style-name="T6">i</text:span><text:span text:style-name="T6">h</text:span><text:span text:style-name="T6">o</text:span><text:span text:style-name="T6">o</text:span><text:span text:style-name="T6">d</text:span><text:span text:style-name="T8">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0-01T12:13:05.917848851</dc:date>
    <meta:editing-duration>P1DT1H45M14S</meta:editing-duration>
    <meta:editing-cycles>31</meta:editing-cycles>
    <meta:generator>LibreOffice/5.1.6.2$Linux_X86_64 LibreOffice_project/10m0$Build-2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mrow/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>
  <semantics>
    <munder>
      <munder>
        <mrow>
          <mi mathvariant="normal">α</mi>
          <mo stretchy="false">+</mo>
          <mrow>
            <msub>
              <mo stretchy="false">∑</mo>
              <mi>i</mi>
            </msub>
            <mrow>
              <msub>
                <mi mathvariant="normal">β</mi>
                <mi>i</mi>
              </msub>
              <msup>
                <mi>x</mi>
                <mi>i</mi>
              </msup>
            </mrow>
          </mrow>
        </mrow>
        <mo stretchy="true">⏟</mo>
      </munder>
      <mrow/>
    </munder>
    <annotation encoding="StarMath 5.0">{%alpha + sum_i  {%beta_i x^{i}}} underbrace {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row>
      <msub>
        <mi mathvariant="normal">σ</mi>
        <mi mathvariant="normal">β</mi>
      </msub>
      <msub>
        <mtext/>
        <mi>i</mi>
      </msub>
    </mrow>
    <annotation encoding="StarMath 5.0">%sigma_%beta%_i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